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fo:font-weight="bold" style:font-weight-asian="bold"/>
    </style:style>
    <style:style style:name="P6" style:family="paragraph" style:parent-style-name="Standard" style:master-page-name="Standard">
      <style:paragraph-properties fo:margin-top="0in" fo:margin-bottom="0in" loext:contextual-spacing="false" style:page-number="1"/>
    </style:style>
    <style:style style:name="T1" style:family="text">
      <style:text-properties fo:color="#274e13"/>
    </style:style>
    <style:style style:name="T2" style:family="text">
      <style:text-properties fo:color="#cc0000"/>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rzywdźcie Miał być wywiad z artystą, coś takiego napisała Cahan w 16. numerze. Jako, że jedynym polskojęzycznym artystą z kucykowego fandomu, jakiego znam osobiście jest mój chłopak… Postanowiłam zrobić z nim wywiad i, o dziwo, zgodził się! Artysta znany wśród starszych kucofanów jako Magpie, właściciel konta TheFlyingMagpie na DeviantArcie, tworzący pucykowe arty od ponad pięciu lat, do tego jeden z moich ulubionych rysowników, odpowie mi dzisiaj na kilka pytań!</text:p>
      <text:p text:style-name="P1">&gt;&gt;Moonlight</text:p>
      <text:p text:style-name="P2"><text:span text:style-name="T1"><text:line-break/></text:span></text:p>
      <text:p text:style-name="P3">Moon: Witaj Sroczko! Zacznę może trochę niestandardowo i zapytam Cię po raz kolejny: od kiedy rysujesz? </text:p>
      <text:p text:style-name="P3"/>
      <text:p text:style-name="P3">Magpie: Cześć wszystkim! Rysuję właściwie od kiedy pamiętam. Już jako mały bachor uwielbiałem bazgrać po kartkach. Więc zaczynałem tak jak każdy - jako kilkuletnie dziecko z kredką w dłoni. Z tą różnicą, że później nigdy mi się to nie znudziło. Rysowanie jest obecne w moim życiu od dzieciństwa, aż do dzisiaj i raczej nie zanosi się na to, by ten stan rzeczy miał się zmienić.</text:p>
      <text:p text:style-name="P3"/>
      <text:p text:style-name="P3">Moon: Co Cię zachęciło, by rozwijać ten talent?<text:span text:style-name="T3"> </text:span></text:p>
      <text:p text:style-name="P5"/>
      <text:p text:style-name="P3">Magpie: Przyjemność, jaką sprawiało mi rysowanie. Dzisiaj może trochę inaczej do tego podchodzę, jednak zawsze to była po prostu dobra zabawa oraz sposób na nudę (zwłaszcza na lekcjach ^^). Nigdy nie potrzebowałem jakiejś dodatkowej zachęty do rysowania, bo zwyczajnie to lubiłem. Jednak pochwały, które często słyszałem od różnych ludzi na pewno też miały jakiś wpływ. Przy okazji chciałbym dodać jedną rzecz, bo zauważyłem, że w tym aspekcie mocno różnię się od sporej ilości ludzi. Gdy widzę jakieś rozwalające mózg arty, które są lepsze niż wszystko, co wyszło kiedykolwiek spod mojej ręki, to nigdy nie mam reakcji typu “oh to jest takie super, a ja tak nie umiem. Dlaczego? To ja już nie będę rysował, pójdę popłakać, zabiję się”. Moim zdaniem, lepiej po prostu podziwiać dzieło artysty i starać się czegoś od niego nauczyć, obserwować jak podchodzi do rysowania różnych rzeczy, jakich technik używa itp. Lepiej tak do tego podejść, niż lamentować, bo to i tak niczego nie zmieni. Rozpisałem się, ale cóż, wkurza mnie to : )</text:p>
      <text:p text:style-name="P4"/>
      <text:p text:style-name="P3">Moon: Co rysujesz najchętniej? </text:p>
      <text:p text:style-name="P3"/>
      <text:p text:style-name="P3">Magpie: Trudne pytanie… rysuję bardzo dużo różnych rzeczy, kucyki są tylko częścią z nich i to stosunkowo nową. Właściwie, to nie mam jakiegoś ulubionego obiektu rysowania, raczej zależy to od nastroju i tego, na co mam akurat ochotę.</text:p>
      <text:p text:style-name="P5"/>
      <text:p text:style-name="P3">Moon: Ulubiona technika? Mów mi proszę panie, czym rysujesz! </text:p>
      <text:p text:style-name="P3"/>
      <text:p text:style-name="P3">Magpie: Na pewno nie kredki, choć zdarza mi się ich używać. Zawsze kochałem ołówki i rysunki nimi wykonane. Mam do ołówków duży sentyment, jednak czasem denerwuje mnie ich brudzący charakter. Parę lat temu zacząłem też doceniać długopis jako narzędzie do rysowania. Daje większe możliwości, niż mogłoby się wydawać. Lubię też cienkopisy. Poza tym, to jeśli chodzi o digital, to chyba najbardziej lubię technikę kolorowania na komputerze zeskanowanych tradycyjnych szkiców.</text:p>
      <text:p text:style-name="P3"/>
      <text:p text:style-name="P3">Moon: Wygląda na to, że poniosłam porażkę kredkowo-wychowawczą… no nic. Przejdźmy w takim razie do pucy. Jak to się stało, że zacząłeś się nimi interesować? </text:p>
      <text:p text:style-name="P3"><text:soft-page-break/></text:p>
      <text:p text:style-name="P3">Magpie: W skrócie - nudziłem się na lekcji w liceum. Kumpel miał jakąś aplikację na fonie z obrazkami/emotkami albo stronę internetową, nie pamiętam dokładnie. Wiem, że były tam obrazki z Dolanem, Puchałke i sporo innych dziwnych rzeczy. Szukał jakiegoś zrytego badziewia i dawał mi wyzwania, żebym to narysował. Nagle trafił na obrazek Pinkie Pie i obaj spojrzeliśmy na to jak wryci, mówiąc pod nosem “co to kur*a jest?” xD W ten sposób narysowałem różowego konia, tak dla beki, bo śmiesznie wyglądał. No i tak się zdarzyło, że ów rysunek zauważył inny kolega (niektórzy na pewno znają CzArnego) i wydał z siebie pełen ekscytacji okrzyk: “o jaaa, to ty też oglądasz kucyki?”. Spojrzałem na niego jak na idiotę, nie wiedząc o co mu chodzi, jednak już parę godzin później byłem wtajemniczony w dziwny świat pastelowych koni, który wtedy dość mocno mnie wciągnął. Myślę, że największą rolę odegrał tu aspekt wizualny. Skubańce są słodkie jak cholera, nie mogłem się im oprzeć xD</text:p>
      <text:p text:style-name="P5"/>
      <text:p text:style-name="P3">Moon: Jakie były twoje początki w rysowaniu kucyków? Co sprawiało Ci najwięcej problemów? </text:p>
      <text:p text:style-name="P3"/>
      <text:p text:style-name="P3">Magpie: Początki były… emm.. zadziwiające. Zacząłem je rysować w klasie maturalnej. W tym wieku narysowanie auta ze szczegółowymi refleksami nie było dla mnie problemem. Natomiast kucyki niespodziewanie sprawiły mi ich trochę. Nie wychodziły mi za dobrze, gdy zaczynałem. Mimo ogólnych dość dobrych umiejętności rysowania, musiałem trochę czasu poświęcić na nauczenie się i zapamiętanie anatomii kuców, gdyż było to dla mnie coś zupełnie nowego i innego.</text:p>
      <text:p text:style-name="P5"/>
      <text:p text:style-name="P3">Moon: Powiedz nam, jakiego kucyka lubisz najbardziej, a którego najlepiej Ci się rysuje? </text:p>
      <text:p text:style-name="P3"/>
      <text:p text:style-name="P3">Magpie: Zacznę może od końca. Kucyk, którego najlepiej mi się rysuje, to zdecydowanie ponyfikacja Moonlight mojego autorstwa, znana niektórym jako “Kicia”. Na pewno żadnego innego kucyka nie rysuje mi się tak łatwo i przyjemnie.</text:p>
      <text:p text:style-name="P3"/>
      <text:p text:style-name="P3">Co do ulubionego kuca, aktualnie najbardziej lubię Starlight, bo jest powiewem świeżości i ma fajny charakter. Poza tym, każdy kto mnie poznał wie, że jestem wyznawcą Applejack, a może raczej byłem? Czasy sprzeczania się, który kucyk jest najlepszy już dawno są za mną, wyrosłem z tego. Bądźmy ponad podziałami i tak dalej... ale jakby co, to Twilight... xD</text:p>
      <text:p text:style-name="P5"/>
      <text:p text:style-name="P3">Moon: Ponyfikacja Moonlight powiadasz? Coś mi się o uszy obiło. Wracając do pytań, jestem ogromnie ciekawa: jak to robisz, że Twoje grzywy są tak niesamowicie puszyste i lśniące? :3</text:p>
      <text:p text:style-name="P3"/>
      <text:p text:style-name="P3">Magpie: Myję je w dobrym szamponie! A tak serio to nie bardzo wiem… nie mam na to jakiegoś konkretnego sposobu. Na pewno ważne jest, aby włosy faktycznie wyglądały jak włosy, a nie jak kontur wypełniony kolorem. Warto zatem budować je z dużej ilości pojedynczych kresek, lepiej oddaje to charakter włosów. No i istotne są refleksy, odpowiednia ich ilość, rozmieszczenie i jasność. Aby dobrze to wyczuć, polecam uważną obserwację włosów w środowisku naturalnym albo chociaż na zdjęciach :)</text:p>
      <text:p text:style-name="P5"/>
      <text:p text:style-name="P3">Moon: Jak oceniasz swój rozwój na przestrzeni tych lat? Jesteś zadowolony z tego, jak twoje rysunki wyglądają aktualnie?</text:p>
      <text:p text:style-name="P3"/>
      <text:p text:style-name="P3">Magpie: Jeśli chodzi o kuce, to zdecydowanie tak. Patrząc na moje początki z nimi, ciężko mi uwierzyć, że naprawdę ja to rysowałem. Aktualnie jestem dość zadowolony z moich kucyków, czy to tradycyjnych, czy digitalowych. Myślę że wypracowałem już sobie jakiś tam styl i póki co, odpowiada mi on.</text:p>
      <text:p text:style-name="P5"/>
      <text:p text:style-name="P3"><text:soft-page-break/>Moon: Wolisz rysunki tradycyjne czy digitalowe i dlaczego akurat tradycyjne? </text:p>
      <text:p text:style-name="P3"/>
      <text:p text:style-name="P3">Magpie: Tendencyjne pytanie, ale coś w tym jest! Oczywiście są takie digitalowe prace, które są niesamowite i naprawdę je podziwiam. Jednak moim zdaniem digital jest nieco łatwiejszą techniką od tradycyjnych metod. Kiedy używasz ołówka, kredek lub farb, nie masz pod ręką klawiszy “ctrl+Z” czy warstw. Każdą pomyłkę jest dużo trudniej naprawić. Do tego, w programach graficznych mamy dostępne przeróżne filtry i ustawienia. Dzięki nim można zmienić całą kolorystykę obrazka kilkoma kliknięciami. Oczywiście wykonanie dobrej pracy w digitalu wymaga sporo czasu i nakładu sił, jednak są tu pewne udogodnienia, których absolutnie nie ma przy tradycyjnych technikach. Z tego względu zawsze miałem większe uznanie do prac tradycyjnych, jako nieco bardziej wymagających, ale przede wszystkim posiadających pewną duszę - można je dotknąć, zobaczyć pracę włożoną przez autora na kartce. Owszem, digital można wydrukować, ale wydruk to tylko wydruk. Nie ma on, moim zdaniem, tego klimatu co praca, o której wiesz, że ktoś stworzył ją bezpośrednio na kartce i jest ona jedyna oraz niepowtarzalna.</text:p>
      <text:p text:style-name="P5"/>
      <text:p text:style-name="P3">Moon: Masz może jakieś porady dla początkujących? </text:p>
      <text:p text:style-name="P3"/>
      <text:p text:style-name="P3">Magpie: Ameryki nie odkryję jeśli powiem, że najważniejsza jest po prostu praktyka, ale to prawda. Im częściej rysujemy, tym lepiej- zwłaszcza na początku. Myślę też, że kluczową rzeczą jest podejście, jakie do rysowania mamy. Jeśli ktoś dopiero uczy się rysować, nie może oczekiwać, że od razu będzie rysował jak jego idole, bo to wymaga dużej ilości czasu i ćwiczeń. Ludziom często brakuje cierpliwości. Dlatego moim zdaniem lepiej, jeśli podejdzie się do rysowania, jak do zabawy. Nie oczekiwać od siebie cudów na samym początku, lecz po prostu eksperymentować, starać się dobrze bawić rysowaniem i polubić to. Jeśli lubisz to, co robisz, to robisz to częściej, a jeśli robisz coś częściej, to siłą rzeczy będziesz w tym coraz lepszy.</text:p>
      <text:p text:style-name="P5"/>
      <text:p text:style-name="P3"/>
      <text:p text:style-name="P3">Moon: Jak dużo czasu zwykle poświęcasz na wykonanie rysunku?</text:p>
      <text:p text:style-name="P3"/>
      <text:p text:style-name="P3">Magpie: Od kilku minut do nawet kilku godzin. Wszystko zależy od rozmiaru rysunku i użytej techniki oraz głównie od decyzji - czy robię szybki prosty rysunek czy coś poważniejszego.</text:p>
      <text:p text:style-name="P5"/>
      <text:p text:style-name="P3">Moon: Wiem, że oprócz rysowania i studiowania psychologii masz też inne zainteresowania. Opowiesz coś o nich naszym czytelnikom?</text:p>
      <text:p text:style-name="P3"/>
      <text:p text:style-name="P3">Magpie: Hmm, w zasadzie pytanie powinno brzmieć- wiem, że oprócz metalu i gry na gitarze masz inne zainteresowania, haha. W zasadzie nic nie interesuje mnie bardziej od muzyki i gry na gitarze, która jest moją pasją. Oczywiście, bardzo lubię rysować, ale jednak to muzyka jest u mnie na pierwszym miejscu. Aktualnie z kolegami wskrzeszamy ich dawny zespół i marzą mi się choćby małe koncerty po obskurnych spelunach.</text:p>
      <text:p text:style-name="P5"/>
      <text:p text:style-name="P3">Moon: Wiążesz jakieś poważniejsze plany z rysunkami?</text:p>
      <text:p text:style-name="P3"/>
      <text:p text:style-name="P3">Magpie: Hmm, na pewno fajnie byłoby jakoś lepiej doszkolić się w grafice i spróbować sobie dzięki niej dorabiać. Ale w jaki dokładnie sposób, to tego jeszcze nie jestem pewien. Myślałem kiedyś o reklamie, jednak wolałbym coś bardziej artystycznego. Tworzenie okładek dla metalowych zespołów byłoby idealne!</text:p>
      <text:p text:style-name="P5"/>
      <text:p text:style-name="P3"><text:soft-page-break/>Moon: Dlaczego ostatnimi czasy tak mało udzielasz się w fandomie?<text:span text:style-name="T3"> </text:span></text:p>
      <text:p text:style-name="P3"/>
      <text:p text:style-name="P3">Magpie: Pytanie, które zahacza o tyle kwestii, że mógłbym się bardzo rozgadać. Moje “relacje” z fandomem zawsze były trochę zagmatwane, nigdy nie czułem i nie chciałem czuć się jego częścią. Niektóre jego aspekty zwyczajnie mnie odrzucają. Najprostszą odpowiedzią jest jednak to, że zwyczajnie kucyki mi się znudziły, co myślę, że jest naturalną koleją rzeczy przy moich skrajnie nie pasujących do nich zainteresowaniach, hehe. Był to ciekawy epizod mojego życia, w którym sporo śmiesznych rzeczy się działo i lubię czasem do tego wrócić, jednak nie mam już absolutnie żadnego parcia na kucyki. Mimo to, coś tam czasem wstawię na deviantarta, ale raczej po to, żeby złapać jakiegoś commisha i zarobić parę złotych.</text:p>
      <text:p text:style-name="P3"/>
      <text:p text:style-name="P3">Moon: Opowiesz mi może jakieś jedno z lepszych wspomnień związanych z fanami kucyków? Uwielbiam słuchać tych historii!</text:p>
      <text:p text:style-name="P3"/>
      <text:p text:style-name="P3">Magpie: Oj, sporo różnych historii było. Na ponymeety raczej rzadko chodziłem, ale za to miałem taką swoją ekipę, którą dość regularnie chodziliśmy na podbój barów Krakowa. Bardzo fajne czasy. Sporo chorych, zrytych rozmów i rozkmin przy piwie. Różne śmieszne rzeczy się działy. Przygody z włamywaniem się o 3 w nocy do Parku Jordana albo kebab zbyt ostry nawet dla Decadeda. Swoją drogą, mocno mnie rozśmieszyło, jak na którymś ponymeecie gadałem z jakimiś dwoma ziomkami wspominając im, że znam Deca osobiście i chodziłem z nim do liceum. Spojrzeli na mnie z ekscytacją w oczach, jak na jakiegoś boga, zabawne. Pamiętam też, jak raz dosiadł się do nas w barze taki pan żul i zaczął opowiadać, że był lotnikiem na okręcie morskim, na którym wybuchł pożar, a poza tym, to walczył pod Grunwaldem, a my oczywiście dopytywaliśmy go o każdy szczegół tej fascynującej historii. Oprócz tego, miałem to szczęście, że byłem jedyną osobą na świecie, która mogła na własne oczy zobaczyć Avana “ciągnącego elektrycznego druta”!</text:p>
      <text:p text:style-name="P3"/>
      <text:p text:style-name="P3"/>
      <text:p text:style-name="P3">Moon: Na koniec hit, fandom chce odpowiedzi. Czy wśród fanów kolorowych koników da się znaleźć drugą połówkę? </text:p>
      <text:p text:style-name="P5"/>
      <text:p text:style-name="P3">Magpie: Haha, pamiętam jaki szok przeżyłem, gdy dotarło do mnie, jakie są proporcje wśród fandomu, jeśli chodzi o płeć. Nie mogłem uwierzyć, że przeważają w nim faceci. Chytry plan pod tytułem: “przecież to słodkie, kolorowe kucyki, zatem w fandomie musi być mnóstwo dziewczyn i na pewno znajdzie się jakaś fajna oraz wolna” brutalnie zderzył się z rzeczywistością. Ostatecznie jednak tak wyszło, że jestem z dziewczyną z fandomu, która, swoją drogą, właśnie przeprowadza ten wywiad. Zatem: tak, da się znaleźć. Mi się udało, a wiem, że są też inne takie pary. Myślę jednak, że łatwiej jest dziewczynom. W końcu czeka na nie cała masa wygłodniałych, napalonych ogierów, czyż nie? </text:p>
      <text:p text:style-name="P3"/>
      <text:p text:style-name="P3">Moon: Tak...</text:p>
      <text:p text:style-name="P3"/>
      <text:p text:style-name="P3">Magpie: W każdym bądź razie powodzenia każdemu, kto szuka! </text:p>
      <text:p text:style-name="P3"/>
      <text:p text:style-name="P3"/>
      <text:p text:style-name="P3"/>
      <text:p text:style-name="P3"/>
      <text:p text:style-name="P3"><text:span text:style-name="T4">obrazki wybierzcie sobie jakies, bo nie wiem ile ma ich być, na pewno jedno z aut niech będzie, a poza tym to obojętnie ~Magpie</text:span></text:p>
      <text:p text:style-name="P3"><text:soft-page-break/></text:p>
      <text:p text:style-name="P3"><text:a xlink:type="simple" xlink:href="https://theflyingmagpie.deviantart.com/art/Ford-Falcon-429916512" text:style-name="Internet_20_link" text:visited-style-name="Visited_20_Internet_20_Link"><text:span text:style-name="T5">https://theflyingmagpie.deviantart.com/art/Ford-Falcon-429916512</text:span></text:a></text:p>
      <text:p text:style-name="P3"><text:a xlink:type="simple" xlink:href="https://theflyingmagpie.deviantart.com/art/Ford-Mustang-429916364" text:style-name="Internet_20_link" text:visited-style-name="Visited_20_Internet_20_Link"><text:span text:style-name="T5">https://theflyingmagpie.deviantart.com/art/Ford-Mustang-429916364</text:span></text:a></text:p>
      <text:p text:style-name="P3"><text:a xlink:type="simple" xlink:href="https://theflyingmagpie.deviantart.com/art/Wanna-join-me-3-696573871" text:style-name="Internet_20_link" text:visited-style-name="Visited_20_Internet_20_Link"><text:span text:style-name="T5">https://theflyingmagpie.deviantart.com/art/Wanna-join-me-3-696573871</text:span></text:a></text:p>
      <text:p text:style-name="P3"><text:a xlink:type="simple" xlink:href="https://theflyingmagpie.deviantart.com/art/Spirit-690098106" text:style-name="Internet_20_link" text:visited-style-name="Visited_20_Internet_20_Link"><text:span text:style-name="T5">https://theflyingmagpie.deviantart.com/art/Spirit-690098106</text:span></text:a></text:p>
      <text:p text:style-name="P3"><text:a xlink:type="simple" xlink:href="https://theflyingmagpie.deviantart.com/art/Kicia-6-386859988" text:style-name="Internet_20_link" text:visited-style-name="Visited_20_Internet_20_Link"><text:span text:style-name="T5">https://theflyingmagpie.deviantart.com/art/Kicia-6-386859988</text:span></text:a></text:p>
      <text:p text:style-name="P3"><text:a xlink:type="simple" xlink:href="https://theflyingmagpie.deviantart.com/art/Spirit-of-Everfree-688845928" text:style-name="Internet_20_link" text:visited-style-name="Visited_20_Internet_20_Link"><text:span text:style-name="T5">https://theflyingmagpie.deviantart.com/art/Spirit-of-Everfree-688845928</text:span></text:a></text:p>
      <text:p text:style-name="P3"><text:a xlink:type="simple" xlink:href="https://theflyingmagpie.deviantart.com/art/Jedi-ponies-564638022" text:style-name="Internet_20_link" text:visited-style-name="Visited_20_Internet_20_Link"><text:span text:style-name="T5">https://theflyingmagpie.deviantart.com/art/Jedi-ponies-564638022</text:span></text:a></text:p>
      <text:p text:style-name="P3"><text:a xlink:type="simple" xlink:href="https://theflyingmagpie.deviantart.com/art/What-are-you-staring-at-523770380" text:style-name="Internet_20_link" text:visited-style-name="Visited_20_Internet_20_Link"><text:span text:style-name="T5">https://theflyingmagpie.deviantart.com/art/What-are-you-staring-at-523770380</text:span></text:a></text:p>
      <text:p text:style-name="P3"><text:a xlink:type="simple" xlink:href="https://theflyingmagpie.deviantart.com/art/Run-514824326" text:style-name="Internet_20_link" text:visited-style-name="Visited_20_Internet_20_Link"><text:span text:style-name="T5">https://theflyingmagpie.deviantart.com/art/Run-514824326</text:span></text:a></text:p>
      <text:p text:style-name="P3"><text:a xlink:type="simple" xlink:href="https://theflyingmagpie.deviantart.com/art/Sweetie-Belle-494299803" text:style-name="Internet_20_link" text:visited-style-name="Visited_20_Internet_20_Link"><text:span text:style-name="T5">https://theflyingmagpie.deviantart.com/art/Sweetie-Belle-494299803</text:span></text:a> </text:p>
      <text:p text:style-name="P3"/>
      <text:p text:style-name="P3">Przykład pierwszych prac Sroki: <text:line-break/><text:a xlink:type="simple" xlink:href="https://sta.sh/0w5zb0y530h" text:style-name="Internet_20_link" text:visited-style-name="Visited_20_Internet_20_Link"><text:span text:style-name="T5">https://sta.sh/0w5zb0y530h</text:span></text:a> <text:s/></text:p>
      <text:p text:style-name="P3"/>
      <text:p text:style-name="P3">Propozycja baneru: <text:line-break/><text:a xlink:type="simple" xlink:href="https://sta.sh/22fafltdheut" text:style-name="Internet_20_link" text:visited-style-name="Visited_20_Internet_20_Link"><text:span text:style-name="T5">https://sta.sh/22fafltdheut</text:span></text:a>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3" meta:word-count="1934" meta:character-count="13026" meta:non-whitespace-character-count="11124"/>
    <meta:generator>LibreOfficeDev/5.1.0.3$Linux_X86_64 LibreOffice_project/</meta:generator>
  </office:meta>
</office:document-meta>
</file>